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1cb784" officeooo:paragraph-rsid="001cb784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1cb784" officeooo:paragraph-rsid="001cb784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text-properties officeooo:paragraph-rsid="001cb784"/>
    </style:style>
    <style:style style:name="P4" style:family="paragraph" style:parent-style-name="Standard" style:list-style-name="L1">
      <style:text-properties fo:font-weight="bold" officeooo:rsid="001cb784" officeooo:paragraph-rsid="001cb784" style:font-weight-asian="bold" style:font-weight-complex="bold"/>
    </style:style>
    <style:style style:name="P5" style:family="paragraph" style:parent-style-name="Standard">
      <style:text-properties fo:font-weight="bold" officeooo:rsid="001cb784" officeooo:paragraph-rsid="001cb784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size="14pt" style:font-size-asian="17.5pt" style:font-size-complex="20pt"/>
    </style:style>
    <style:style style:name="T3" style:family="text">
      <style:text-properties fo:font-size="14pt" officeooo:rsid="001cb784" style:font-size-asian="17.5pt" style:font-size-complex="20pt"/>
    </style:style>
    <style:style style:name="T4" style:family="text">
      <style:text-properties fo:font-size="14pt" fo:font-weight="normal" style:font-weight-asian="normal" style:font-weight-complex="normal"/>
    </style:style>
    <style:style style:name="T5" style:family="text">
      <style:text-properties fo:font-size="14pt" fo:font-weight="normal" style:font-size-asian="17.5pt" style:font-weight-asian="normal" style:font-size-complex="20pt" style:font-weight-complex="normal"/>
    </style:style>
    <style:style style:name="T6" style:family="text">
      <style:text-properties fo:font-size="14pt" fo:font-weight="normal" officeooo:rsid="001cb784" style:font-size-asian="17.5pt" style:font-weight-asian="normal" style:font-size-complex="20pt" style:font-weight-complex="normal"/>
    </style:style>
    <style:style style:name="T7" style:family="text">
      <style:text-properties fo:font-size="14pt" fo:font-weight="bold" officeooo:rsid="001cb784" style:font-size-asian="17.5pt" style:font-weight-asian="bold" style:font-size-complex="20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bos HTTP</text:p>
      <text:p text:style-name="P1"/>
      <text:p text:style-name="P2">HTTP – <text:span text:style-name="T1">hypertext transfer protocol</text:span></text:p>
      <text:p text:style-name="P2"><text:span text:style-name="T1">possiblita o envio e o recebimento de dados;</text:span></text:p>
      <text:p text:style-name="P2"><text:span text:style-name="T1">Protocolo de envio-resposta entre um cliente e servidor</text:span></text:p>
      <text:p text:style-name="P2"><text:span text:style-name="T1"/></text:p>
      <text:list text:style-name="L1">
        <text:list-item>
          <text:p text:style-name="P3"><text:span text:style-name="T7">GET</text:span><text:span text:style-name="T6">: realiza requisições de consulta</text:span></text:p>
        </text:list-item>
        <text:list-item>
          <text:p text:style-name="P4"><text:span text:style-name="T2">POST</text:span><text:span text:style-name="T5">: submete dados, entidade e recursos, envia informações do usuário.</text:span></text:p>
        </text:list-item>
        <text:list-item>
          <text:p text:style-name="P4"><text:span text:style-name="T2">PUT</text:span><text:span text:style-name="T5">: reescreve informações já disponíveis</text:span></text:p>
        </text:list-item>
        <text:list-item>
          <text:p text:style-name="P4"><text:span text:style-name="T2">DELETE</text:span></text:p>
        </text:list-item>
      </text:list>
      <text:p text:style-name="P5"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08:11:03.538000000</meta:creation-date>
    <dc:date>2023-11-11T08:49:06.017000000</dc:date>
    <meta:editing-duration>PT38M3S</meta:editing-duration>
    <meta:editing-cycles>1</meta:editing-cycles>
    <meta:document-statistic meta:table-count="0" meta:image-count="0" meta:object-count="0" meta:page-count="1" meta:paragraph-count="8" meta:word-count="47" meta:character-count="302" meta:non-whitespace-character-count="266"/>
    <meta:generator>LibreOffice/7.6.2.1$Windows_X86_64 LibreOffice_project/56f7684011345957bbf33a7ee678afaf4d2ba333</meta:generator>
  </office:meta>
</office:document-meta>
</file>